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UI" svg:font-family="SegoeUI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57in"/>
    </style:style>
    <style:style style:name="co4" style:family="table-column">
      <style:table-column-properties fo:break-before="auto" style:column-width="6.3382in"/>
    </style:style>
    <style:style style:name="co5" style:family="table-column">
      <style:table-column-properties fo:break-before="auto" style:column-width="4.7339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order-left="none" fo:border-right="0.0008in solid #000000" fo:border-top="non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0.0008in solid #000000" fo:border-top="none"/>
      <style:text-properties fo:color="#000000"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none" fo:border-left="none" fo:border-right="0.0008in solid #000000" fo:border-top="non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UI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UI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font-name="Times New Roman" fo:font-size="10pt" style:font-size-asian="10pt" style:font-size-complex="10pt"/>
    </style:style>
    <style:style style:name="ce7" style:family="table-cell" style:parent-style-name="Default">
      <style:table-cell-properties fo:border-bottom="0.0008in solid #000000" fo:border-left="none" fo:border-right="none" fo:border-top="non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U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Georgia" style:font-size-asian="10pt" style:language-asian="en" style:country-asian="US" style:font-style-asian="normal" style:font-weight-asian="normal" style:font-name-complex="Georgi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Times New Roman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Times New Roman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Times New Roman" fo:font-size="10pt" style:font-name-asian="Arial Unicode MS" style:font-size-asian="10pt" style:font-name-complex="Arial Unicode MS" style:font-size-complex="10pt"/>
    </style:style>
    <style:style style:name="ce13" style:family="table-cell" style:parent-style-name="Default">
      <style:text-properties style:font-name="Times New Roman"/>
    </style:style>
    <style:style style:name="T1" style:family="text">
      <style:text-properties fo:color="#000000" style:font-name="Times New Roman" fo:font-size="10pt" fo:language="en" fo:country="US" fo:font-weight="normal" style:font-name-asian="Georgia" style:font-size-asian="10pt" style:font-weight-asian="normal" style:font-name-complex="Georgia" style:font-size-complex="10pt" style:font-weight-complex="normal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fo:color="#000000" fo:font-size="10pt" fo:language="en" fo:country="US" fo:font-weight="normal" style:font-name-asian="Georgia" style:font-size-asian="10pt" style:font-weight-asian="normal" style:font-name-complex="Georgia" style:font-size-complex="6.80000019073486pt" style:font-weight-complex="normal"/>
    </style:style>
    <style:style style:name="T4" style:family="text">
      <style:text-properties fo:color="#000000" fo:font-size="10pt" fo:language="en" fo:country="US" fo:font-weight="normal" style:font-name-asian="Georgia" style:font-size-asian="10pt" style:font-weight-asian="normal" style:font-name-complex="Georgia" style:font-size-complex="10pt" style:font-weight-complex="normal"/>
    </style:style>
    <style:style style:name="T5" style:family="text">
      <style:text-properties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2" table:default-cell-style-name="ce6"/>
        <table:table-column table:style-name="co4" table:default-cell-style-name="ce6"/>
        <table:table-column table:style-name="co5" table:default-cell-style-name="ce10"/>
        <table:table-column table:style-name="co3" table:number-columns-repeated="1016" table:default-cell-style-name="ce6"/>
        <table:table-column table:style-name="co3" table:number-columns-repeated="5" table:default-cell-style-name="ce13"/>
        <table:table-row table:style-name="ro1">
          <table:table-cell table:style-name="ce1" office:value-type="string">
            <text:p>Element</text:p>
          </table:table-cell>
          <table:table-cell table:style-name="ce7" office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uditfileVersion</text:p>
          </table:table-cell>
          <table:table-cell table:style-name="ce8" office:value-type="string">
            <text:p><text:span text:style-name="T1">Identification of the Standard Audit File</text:span><text:span text:style-name="T2"> used</text:span>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mpanyID</text:p>
          </table:table-cell>
          <table:table-cell table:style-name="ce5" office:value-type="string">
            <text:p>Registration number of the enterprise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axRegistrationNr</text:p>
          </table:table-cell>
          <table:table-cell table:style-name="ce5" office:value-type="string">
            <text:p>Tax number of the enterprise</text:p>
          </table:table-cell>
          <table:table-cell office:value-type="string">
            <text:p>Banana.document.info('AccountingDataBase','FiscalNumber'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mpanyName</text:p>
          </table:table-cell>
          <table:table-cell table:style-name="ce5" office:value-type="string">
            <text:p>Name of the enterprise</text:p>
          </table:table-cell>
          <table:table-cell office:value-type="string">
            <text:p>Banana.document.info('AccountingDataBase','Company'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mpanyAddress</text:p>
          </table:table-cell>
          <table:table-cell table:style-name="ce5" office:value-type="string">
            <text:p>Address</text:p>
          </table:table-cell>
          <table:table-cell office:value-type="string">
            <text:p>Banana.document.info('AccountingDataBase','Address1') **1/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mpanyCity</text:p>
          </table:table-cell>
          <table:table-cell table:style-name="ce5" office:value-type="string">
            <text:p>Place</text:p>
          </table:table-cell>
          <table:table-cell office:value-type="string">
            <text:p>Banana.document.info('AccountingDataBase','City'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mpanyPostalCode</text:p>
          </table:table-cell>
          <table:table-cell table:style-name="ce5" office:value-type="string">
            <text:p>Zip code</text:p>
          </table:table-cell>
          <table:table-cell office:value-type="string">
            <text:p>Banana.document.info('AccountingDataBase','Zip'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iscalYear </text:p>
          </table:table-cell>
          <table:table-cell table:style-name="ce5" office:value-type="string">
            <text:p>Indication of the financial year</text:p>
          </table:table-cell>
          <table:table-cell office:value-type="string">
            <text:p>Banana.document.info('AccountingDataBase','OpeningDate').getFullYear(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tartDate</text:p>
          </table:table-cell>
          <table:table-cell table:style-name="ce5" office:value-type="string">
            <text:p>Start date year</text:p>
          </table:table-cell>
          <table:table-cell office:value-type="string">
            <text:p>Banana.document.info('AccountingDataBase','OpeningDate'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ndDate</text:p>
          </table:table-cell>
          <table:table-cell table:style-name="ce5" office:value-type="string">
            <text:p>Fiscal year ending date</text:p>
          </table:table-cell>
          <table:table-cell office:value-type="string">
            <text:p>Banana.document.info('AccountingDataBase','ClosureDate'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urrencyCode </text:p>
          </table:table-cell>
          <table:table-cell table:style-name="ce5" office:value-type="string">
            <text:p>Local currency of the Administration, for example EUR</text:p>
          </table:table-cell>
          <table:table-cell office:value-type="string">
            <text:p>Banana.document.info('AccountingDataBase','BasicCurrency'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ateCreated</text:p>
          </table:table-cell>
          <table:table-cell table:style-name="ce5" office:value-type="string">
            <text:p>Date on which the Audit file is created</text:p>
          </table:table-cell>
          <table:table-cell office:value-type="string">
            <text:p>Banana.document.info('Base','Date'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ductID</text:p>
          </table:table-cell>
          <table:table-cell table:style-name="ce5" office:value-type="string">
            <text:p>Package with which the Audit file is generated</text:p>
          </table:table-cell>
          <table:table-cell table:style-name="ce11" office:value-type="string">
            <text:p>Banana Accounting 8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ductVersion </text:p>
          </table:table-cell>
          <table:table-cell table:style-name="ce5" office:value-type="string">
            <text:p>Version of the accounting software</text:p>
          </table:table-cell>
          <table:table-cell office:value-type="string">
            <text:p>Banana.document.info('Base', 'ProgramVersion')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>
          <table:table-cell table:style-name="ce4" office:value-type="string">
            <text:p>Taxonomy</text:p>
          </table:table-cell>
          <table:table-cell table:style-name="ce9" office:value-type="string">
            <text:p>XBRL Taxonomy being referred to in lead Code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ccountID</text:p>
          </table:table-cell>
          <table:table-cell table:style-name="ce5" office:value-type="string">
            <text:p>G/l account code</text:p>
          </table:table-cell>
          <table:table-cell office:value-type="string">
            <text:p>Table Accounts, column 'Account'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ccountDesc</text:p>
          </table:table-cell>
          <table:table-cell table:style-name="ce5" office:value-type="string">
            <text:p>G/l account name</text:p>
          </table:table-cell>
          <table:table-cell office:value-type="string">
            <text:p>Table Accounts, column 'Description'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ccountType</text:p>
          </table:table-cell>
          <table:table-cell table:style-name="ce5" office:value-type="string">
            <text:p>Type of g/l account <text:span text:style-name="T3">- Asset/Liability/Sale/Expense</text:span></text:p>
          </table:table-cell>
          <table:table-cell office:value-type="string">
            <text:p>Table Accounts, column 'Bclass' (1=Assets, 2=Liabilities, 3=Expenses, 4=Income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adCode</text:p>
          </table:table-cell>
          <table:table-cell table:style-name="ce5" office:value-type="string">
            <text:p><text:span text:style-name="T3">XBRL Taxonomy Code</text:span><text:span text:style-name="T4"> - </text:span><text:span text:style-name="T5">Reference to XBRL element</text:span>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eadDescription </text:p>
          </table:table-cell>
          <table:table-cell table:style-name="ce5" office:value-type="string">
            <text:p><text:span text:style-name="T3">XBRL Taxonomy code description</text:span><text:span text:style-name="T4"> - </text:span><text:span text:style-name="T5">Cluster ledger account</text:span>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>
          <table:table-cell table:style-name="ce4" office:value-type="string">
            <text:p>CustSupID</text:p>
          </table:table-cell>
          <table:table-cell table:style-name="ce5" office:value-type="string">
            <text:p>Accounts receivable or accounts payable number - <text:span text:style-name="T3">Unique code for the customer/Unique code for the supplier</text:span></text:p>
          </table:table-cell>
          <table:table-cell office:value-type="string">
            <text:p>Banana row number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ype</text:p>
          </table:table-cell>
          <table:table-cell table:style-name="ce5" office:value-type="string">
            <text:p>Accounts receivable or accounts payable type</text:p>
          </table:table-cell>
          <table:table-cell office:value-type="string">
            <text:p>Receivable / Payable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axRegistrationNr</text:p>
          </table:table-cell>
          <table:table-cell table:style-name="ce5" office:value-type="string">
            <text:p>Accounts receivable or accounts payable tax number</text:p>
          </table:table-cell>
          <table:table-cell office:value-type="string">
            <text:p>Table Accounts, Address view, column 'taxRegistrationNr'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axVerificationDate</text:p>
          </table:table-cell>
          <table:table-cell table:style-name="ce5" office:value-type="string">
            <text:p>BTW-verification date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companyName</text:p>
          </table:table-cell>
          <table:table-cell table:style-name="ce5" office:value-type="string">
            <text:p>Accounts receivable or accounts payable name</text:p>
          </table:table-cell>
          <table:table-cell office:value-type="string">
            <text:p>Table Accounts, Address view, column 'OrganisationName'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contact</text:p>
          </table:table-cell>
          <table:table-cell table:style-name="ce5" office:value-type="string">
            <text:p>Contact person</text:p>
          </table:table-cell>
          <table:table-cell office:value-type="string">
            <text:p>Table Accounts, Address view, column 'FirstName' and 'FamilyName'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streetAddress</text:p>
          </table:table-cell>
          <table:table-cell table:style-name="ce5" office:value-type="string">
            <text:p>Delivery address</text:p>
          </table:table-cell>
          <table:table-cell office:value-type="string">
            <text:p>Table Accounts, Address view: delivery address / invoice addres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ostalAddress</text:p>
          </table:table-cell>
          <table:table-cell table:style-name="ce5" office:value-type="string">
            <text:p>Invoice address</text:p>
          </table:table-cell>
          <table:table-cell office:value-type="string">
            <text:p>Table Accounts, Address view: invoice addres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elephone </text:p>
          </table:table-cell>
          <table:table-cell table:style-name="ce5" office:value-type="string">
            <text:p>Phone number</text:p>
          </table:table-cell>
          <table:table-cell office:value-type="string">
            <text:p>Table Accounts, Address view, column 'PhoneMain'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ax</text:p>
          </table:table-cell>
          <table:table-cell table:style-name="ce5" office:value-type="string">
            <text:p>Fax number</text:p>
          </table:table-cell>
          <table:table-cell office:value-type="string">
            <text:p>Table Accounts, Address view, column 'Fax'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email</text:p>
          </table:table-cell>
          <table:table-cell table:style-name="ce5" office:value-type="string">
            <text:p>E-mail address</text:p>
          </table:table-cell>
          <table:table-cell office:value-type="string">
            <text:p>Table Accounts, Address view, column 'EmailWork'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website </text:p>
          </table:table-cell>
          <table:table-cell table:style-name="ce5" office:value-type="string">
            <text:p>URL website</text:p>
          </table:table-cell>
          <table:table-cell office:value-type="string">
            <text:p>Table Accounts, Address view, column 'Website'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ddress</text:p>
          </table:table-cell>
          <table:table-cell table:style-name="ce5" office:value-type="string">
            <text:p>Accounts receivable or accounts payable address possibly broken down by street, number and number addition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roperty</text:p>
          </table:table-cell>
          <table:table-cell table:style-name="ce5" office:value-type="string">
            <text:p>Possibly additional building or company nam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ity</text:p>
          </table:table-cell>
          <table:table-cell table:style-name="ce5" office:value-type="string">
            <text:p>Accounts receivable or accounts payable plac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postalCode</text:p>
          </table:table-cell>
          <table:table-cell table:style-name="ce5" office:value-type="string">
            <text:p>Accounts receivable or accounts payable-to post cod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egion</text:p>
          </table:table-cell>
          <table:table-cell table:style-name="ce5" office:value-type="string">
            <text:p>Region nam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country</text:p>
          </table:table-cell>
          <table:table-cell table:style-name="ce5" office:value-type="string">
            <text:p>Accounts receivable or accounts payable land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>
          <table:table-cell table:style-name="ce4" office:value-type="string">
            <text:p>NumberEntries</text:p>
          </table:table-cell>
          <table:table-cell table:style-name="ce5" office:value-type="string">
            <text:p>Number of entries</text:p>
          </table:table-cell>
          <table:table-cell office:value-type="string">
            <text:p>Count number of transactions element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otalDebit</text:p>
          </table:table-cell>
          <table:table-cell table:style-name="ce5" office:value-type="string">
            <text:p>The total of all debit amounts</text:p>
          </table:table-cell>
          <table:table-cell office:value-type="string">
            <text:p>Banana.document.table("Totals").findRowByValue("Group","3").value("Balance"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otalCredit</text:p>
          </table:table-cell>
          <table:table-cell table:style-name="ce5" office:value-type="string">
            <text:p>The total of all credit amounts</text:p>
          </table:table-cell>
          <table:table-cell office:value-type="string">
            <text:p>Banana.document.table("Totals").findRowByValue("Group","4").value("Balance"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journalID</text:p>
          </table:table-cell>
          <table:table-cell table:style-name="ce5" office:value-type="string">
            <text:p>Journal code</text:p>
          </table:table-cell>
          <table:table-cell table:style-name="ce11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description</text:p>
          </table:table-cell>
          <table:table-cell table:style-name="ce5" office:value-type="string">
            <text:p>Journal description</text:p>
          </table:table-cell>
          <table:table-cell table:style-name="ce11" office:value-type="string">
            <text:p>Journal 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ype</text:p>
          </table:table-cell>
          <table:table-cell table:style-name="ce5" office:value-type="string">
            <text:p>Journal type</text:p>
          </table:table-cell>
          <table:table-cell table:style-name="ce11" office:value-type="string">
            <text:p>Transactions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transactionID</text:p>
          </table:table-cell>
          <table:table-cell table:style-name="ce5" office:value-type="string">
            <text:p>Transaction number (instead of serial number and identification register entry *)</text:p>
          </table:table-cell>
          <table:table-cell table:style-name="ce11" office:value-type="string">
            <text:p>Table Journal, value 'JrowOrigin'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escription</text:p>
          </table:table-cell>
          <table:table-cell table:style-name="ce5" office:value-type="string">
            <text:p>Transaction-description</text:p>
          </table:table-cell>
          <table:table-cell office:value-type="string">
            <text:p>Table Journal, value 'Jdescription'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eriod</text:p>
          </table:table-cell>
          <table:table-cell table:style-name="ce5" office:value-type="string">
            <text:p>Accounting period</text:p>
          </table:table-cell>
          <table:table-cell table:style-name="ce12" office:value-type="string">
            <text:p>Table Journal, value 'Jdate'.yea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nsactionDate</text:p>
          </table:table-cell>
          <table:table-cell table:style-name="ce5" office:value-type="string">
            <text:p>Processing date (booking date)</text:p>
          </table:table-cell>
          <table:table-cell office:value-type="string">
            <text:p>Table Journal, value 'Jdate'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ourceID</text:p>
          </table:table-cell>
          <table:table-cell table:style-name="ce5" office:value-type="string">
            <text:p>Source – Details of person or application that entered the transaction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recordID</text:p>
          </table:table-cell>
          <table:table-cell table:style-name="ce5" office:value-type="string">
            <text:p>Unique line number</text:p>
          </table:table-cell>
          <table:table-cell office:value-type="string">
            <text:p>Table Journal, value 'JrowOrigin'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accountID</text:p>
          </table:table-cell>
          <table:table-cell table:style-name="ce5" office:value-type="string">
            <text:p>G/l account code</text:p>
          </table:table-cell>
          <table:table-cell office:value-type="string">
            <text:p>Table Journal, value 'Jaccount'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custSupID</text:p>
          </table:table-cell>
          <table:table-cell table:style-name="ce5" office:value-type="string">
            <text:p>Accounts receivable or accounts payable number - Unique code for the customer/Unique code for the supplier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documentID</text:p>
          </table:table-cell>
          <table:table-cell table:style-name="ce5" office:value-type="string">
            <text:p>Voucher number (reference to source document)</text:p>
          </table:table-cell>
          <table:table-cell office:value-type="string">
            <text:p>Table Journal, value 'Doc'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effectiveDate</text:p>
          </table:table-cell>
          <table:table-cell table:style-name="ce5" office:value-type="string">
            <text:p>Mutation date</text:p>
          </table:table-cell>
          <table:table-cell table:style-name="ce11" office:value-type="string">
            <text:p>Table Journal, value 'Jdate'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description</text:p>
          </table:table-cell>
          <table:table-cell table:style-name="ce5" office:value-type="string">
            <text:p>Description</text:p>
          </table:table-cell>
          <table:table-cell office:value-type="string">
            <text:p>Table Journal, value 'Jdescription'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debitAmount</text:p>
          </table:table-cell>
          <table:table-cell table:style-name="ce5" office:value-type="string">
            <text:p>Debit amount in local currency</text:p>
          </table:table-cell>
          <table:table-cell office:value-type="string">
            <text:p>Table Journal, value 'Jamount' if &gt; 0, else value 0.00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creditAmount</text:p>
          </table:table-cell>
          <table:table-cell table:style-name="ce5" office:value-type="string">
            <text:p>Credit amount in local currency</text:p>
          </table:table-cell>
          <table:table-cell office:value-type="string">
            <text:p>Table Journal, value 'Jamount' if &lt; 0, else value 0.00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costDesc</text:p>
          </table:table-cell>
          <table:table-cell table:style-name="ce5" office:value-type="string">
            <text:p>Cost center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roductDesc</text:p>
          </table:table-cell>
          <table:table-cell table:style-name="ce5" office:value-type="string">
            <text:p>Cost object – Description of Goods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projectDesc </text:p>
          </table:table-cell>
          <table:table-cell table:style-name="ce5" office:value-type="string">
            <text:p>Project code (instead of cost type)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vatCode</text:p>
          </table:table-cell>
          <table:table-cell table:style-name="ce5" office:value-type="string">
            <text:p>Sales tax code (blank means no VAT)</text:p>
          </table:table-cell>
          <table:table-cell office:value-type="string">
            <text:p>Table Journal, value 'VatCode'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vatPercentage</text:p>
          </table:table-cell>
          <table:table-cell table:style-name="ce5" office:value-type="string">
            <text:p>Sales tax percentage, or instead sales tax amount</text:p>
          </table:table-cell>
          <table:table-cell office:value-type="string">
            <text:p>Table Journal, value 'VatRate' if exists, else value 0.00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vatAmount </text:p>
          </table:table-cell>
          <table:table-cell table:style-name="ce5" office:value-type="string">
            <text:p>Sales tax amount (by special transactions)</text:p>
          </table:table-cell>
          <table:table-cell table:style-name="ce11" office:value-type="string">
            <text:p>Table Journal, value 'VatPosted' if exists, else value 0.00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currencyCode</text:p>
          </table:table-cell>
          <table:table-cell table:style-name="ce5" office:value-type="string">
            <text:p>Currency code (empty means local currency)</text:p>
          </table:table-cell>
          <table:table-cell office:value-type="string">
            <text:p>Banana.document.info('AccountingDataBase','BasicCurrency')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currencyDebitAmount</text:p>
          </table:table-cell>
          <table:table-cell table:style-name="ce5" office:value-type="string">
            <text:p>Debit amount in foreign currency (instead of currency)</text:p>
          </table:table-cell>
          <table:table-cell office:value-type="string">
            <text:p>Table Journal, value 'JdebitAmount if exixts, else value 0.00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currencyCreditAmount </text:p>
          </table:table-cell>
          <table:table-cell table:style-name="ce5" office:value-type="string">
            <text:p>Credit amount in foreign currency (instead of currency)</text:p>
          </table:table-cell>
          <table:table-cell office:value-type="string">
            <text:p>Table Journal, value 'JcreditAmount' if exists, else value 0.00</text:p>
          </table:table-cell>
          <table:table-cell table:number-columns-repeated="1021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UI" svg:font-family="SegoeUI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10/30/2015</text:date>, <text:time>15:36: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 ig</meta:initial-creator>
    <meta:creation-date>2015-10-13T09:05:44</meta:creation-date>
    <dc:date>2015-10-30T15:36:19</dc:date>
    <dc:creator>ig ig</dc:creator>
    <meta:editing-duration>PT4H31M32S</meta:editing-duration>
    <meta:editing-cycles>38</meta:editing-cycles>
    <meta:generator>OpenOffice/4.1.1$Unix OpenOffice.org_project/411m6$Build-9775</meta:generator>
    <meta:document-statistic meta:table-count="3" meta:cell-count="194" meta:object-count="0"/>
  </office:meta>
</office:document-meta>
</file>